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4.4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12mm"/>
    </style:style>
    <style:style style:name="co5" style:family="table-column">
      <style:table-column-properties fo:break-before="auto" style:column-width="45.77mm"/>
    </style:style>
    <style:style style:name="co6" style:family="table-column">
      <style:table-column-properties fo:break-before="auto" style:column-width="23.88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151.52mm"/>
    </style:style>
    <style:style style:name="co9" style:family="table-column">
      <style:table-column-properties fo:break-before="auto" style:column-width="72.92mm"/>
    </style:style>
    <style:style style:name="co10" style:family="table-column">
      <style:table-column-properties fo:break-before="auto" style:column-width="85.83mm"/>
    </style:style>
    <style:style style:name="co12" style:family="table-column">
      <style:table-column-properties fo:break-before="auto" style:column-width="113.86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2" table:default-cell-style-name="ce4"/>
        <table:table-column table:style-name="co3" table:number-columns-repeated="1014" table:default-cell-style-name="ce4"/>
        <table:table-row table:style-name="ro3">
          <table:table-cell table:style-name="ce1" office:value-type="string" calcext:value-type="string" table:number-columns-spanned="10" table:number-rows-spanned="1">
            <text:p>PYTHON</text:p>
          </table:table-cell>
          <table:covered-table-cell table:number-columns-repeated="9" table:style-name="ce2"/>
          <table:table-cell table:number-columns-repeated="1014"/>
        </table:table-row>
        <table:table-row table:style-name="ro3">
          <table:table-cell table:style-name="ce2" office:value-type="string" calcext:value-type="string">
            <text:p>DOCUMENTS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ésumé</text:p>
          </table:table-cell>
          <table:table-cell table:style-name="ce2" office:value-type="string" calcext:value-type="string">
            <text:p>Introduction</text:p>
          </table:table-cell>
          <table:table-cell table:style-name="ce2" office:value-type="string" calcext:value-type="string">
            <text:p>Corps</text:p>
          </table:table-cell>
          <table:table-cell table:style-name="ce2" office:value-type="string" calcext:value-type="string">
            <text:p>Discussion</text:p>
          </table:table-cell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Biblio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0] Alexandrov_2015_A_Modified_Tripartite_Model_for_Document_Representation_in_Internet_Sociology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percentage" office:value="0.5" calcext:value-type="percentage">
            <text:p>50,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number-columns-repeated="3" table:style-name="ce5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1] Doyle_2005_Automatic_Categorization_of_Author_Gender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percentage" office:value="0.5" calcext:value-type="percentage">
            <text:p>50,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office:value-type="string" calcext:value-type="string">
            <text:p>17/18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2] Furui_2004_Speech-to-text_and_speech-to-speech_summarization_of_spontaneous_speech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Bad line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0.5" calcext:value-type="percentage">
            <text:p>50,00%</text:p>
          </table:table-cell>
          <table:table-cell office:value-type="string" calcext:value-type="string">
            <text:p>Manque début et ACKNOWLEDGMENT en trop</text:p>
          </table:table-cell>
          <table:table-cell office:value-type="string" calcext:value-type="string">
            <text:p>50% prend bien toute la biblio mais continue après à la seconde page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3] Gonzalez_2018_Automated_Sentence_Boundary_Detection_in_Modern_StandardArabic_Transcripts_using_Deep_Neural_Networks.pdf</text:p>
          </table:table-cell>
          <table:table-cell table:style-name="ce5" office:value-type="percentage" office:value="1" calcext:value-type="percentage">
            <text:p>100,00%</text:p>
          </table:table-cell>
          <table:table-cell table:number-columns-repeated="4"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 ainsi que la discussion, else 100%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90% ùanque une ligne</text:p>
          </table:table-cell>
          <table:table-cell table:style-name="ce5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4] Levner_2007_Fuzzifying_clustering_algorithms_The_case_study_of_MajorClust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percentage" office:value="0.5" calcext:value-type="percentage">
            <text:p>50,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number-columns-repeated="3" table:style-name="ce5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5] Lin_2004_Rouge.pdf</text:p>
          </table:table-cell>
          <table:table-cell table:number-columns-repeated="3"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End nbr 99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End nbr 99%</text:p>
          </table:table-cell>
          <table:table-cell office:value-type="string" calcext:value-type="string">
            <text:p>0% Ne prend pas du tout References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6] Metsis_2006_Spam_filtering_with_naive_bayes-which_naive_bayes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1 sur 3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End nbr 99%</text:p>
          </table:table-cell>
          <table:table-cell office:value-type="string" calcext:value-type="string">
            <text:p>1/3 bon après le saut de page sa fail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7] Mikolov_2013_Distributed_representations_of_words_and_phrases_and_their_compositionality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percentage" office:value="0.5" calcext:value-type="percentage">
            <text:p>50,00%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1/8 paragraph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90% manque premiere phrase et lien en trop a la fin</text:p>
          </table:table-cell>
          <table:table-cell office:value-type="string" calcext:value-type="string">
            <text:p>99% accurate, juste le numéro de page en trop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8] Torres-Moreno_2012_Artex_is_another_text_summarizer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nbr left 90%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office:value-type="string" calcext:value-type="string">
            <text:p>0% prend le premier "References" trouver pas le vrai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9] Vanderwende_2007_Beyond_SumBasic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Bad line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1/5 paragraph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0.5" calcext:value-type="percentage">
            <text:p>50,00%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Prend tjr le nombre avant conclusion mais pas un problèm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On doit attendre quentin pour replace le content de l'Introduction par un espace dans le corps</text:p>
          </table:table-cell>
          <table:table-cell table:number-columns-repeated="101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10" table:number-rows-spanned="1">
            <text:p>JAVASCRIPT</text:p>
          </table:table-cell>
          <table:covered-table-cell table:number-columns-repeated="9" table:style-name="ce2"/>
          <table:table-cell table:number-columns-repeated="1014"/>
        </table:table-row>
        <table:table-row table:style-name="ro3">
          <table:table-cell table:style-name="ce2" office:value-type="string" calcext:value-type="string">
            <text:p>DOCUMENTS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ésumé</text:p>
          </table:table-cell>
          <table:table-cell table:style-name="ce2" office:value-type="string" calcext:value-type="string">
            <text:p>Introduction</text:p>
          </table:table-cell>
          <table:table-cell table:style-name="ce2" office:value-type="string" calcext:value-type="string">
            <text:p>Corps</text:p>
          </table:table-cell>
          <table:table-cell table:style-name="ce2" office:value-type="string" calcext:value-type="string">
            <text:p>Discussion</text:p>
          </table:table-cell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Biblio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0] Alexandrov_2015_A_Modified_Tripartite_Model_for_Document_Representation_in_Internet_Sociology.pdf</text:p>
          </table:table-cell>
          <table:table-cell table:style-name="ce5"/>
          <table:table-cell table:number-columns-repeated="2" table:style-name="ce5" office:value-type="percentage" office:value="1" calcext:value-type="percentage">
            <text:p>100,00%</text:p>
          </table:table-cell>
          <table:table-cell table:style-name="ce5" table:number-columns-repeated="2"/>
          <table:table-cell/>
          <table:table-cell table:style-name="ce5" table:number-columns-repeated="3"/>
          <table:table-cell table:number-columns-repeated="1014"/>
        </table:table-row>
        <table:table-row table:style-name="ro3">
          <table:table-cell table:style-name="ce3" office:value-type="string" calcext:value-type="string">
            <text:p>[1] Doyle_2005_Automatic_Categorization_of_Author_Gender.pdf</text:p>
          </table:table-cell>
          <table:table-cell table:style-name="ce5"/>
          <table:table-cell table:number-columns-repeated="2" table:style-name="ce5" office:value-type="percentage" office:value="1" calcext:value-type="percentage">
            <text:p>100,00%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2] Furui_2004_Speech-to-text_and_speech-to-speech_summarization_of_spontaneous_speech.pdf</text:p>
          </table:table-cell>
          <table:table-cell table:style-name="ce5"/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Phrase du dessous en trop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[3] Gonzalez_2018_Automated_Sentence_Boundary_Detection_in_Modern_StandardArabic_Transcripts_using_Deep_Neural_Networks.pdf</text:p>
          </table:table-cell>
          <table:table-cell table:style-name="ce5"/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Failed mix</text:p>
          </table:table-cell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 table:number-columns-repeated="1014"/>
        </table:table-row>
        <table:table-row table:style-name="ro3">
          <table:table-cell table:style-name="ce3" office:value-type="string" calcext:value-type="string">
            <text:p>[4] Levner_2007_Fuzzifying_clustering_algorithms_The_case_study_of_MajorClust.pdf</text:p>
          </table:table-cell>
          <table:table-cell table:style-name="ce5"/>
          <table:table-cell table:style-name="ce5" office:value-type="percentage" office:value="0" calcext:value-type="percentage">
            <text:p>0,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table:number-columns-repeated="2"/>
          <table:table-cell/>
          <table:table-cell table:style-name="ce5" table:number-columns-repeated="3"/>
          <table:table-cell table:number-columns-repeated="1014"/>
        </table:table-row>
        <table:table-row table:style-name="ro3">
          <table:table-cell table:style-name="ce3" office:value-type="string" calcext:value-type="string">
            <text:p>[5] Lin_2004_Rouge.pdf</text:p>
          </table:table-cell>
          <table:table-cell table:style-name="ce5"/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Manque Rouge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6] Metsis_2006_Spam_filtering_with_naive_bayes-which_naive_bayes.pdf</text:p>
          </table:table-cell>
          <table:table-cell table:style-name="ce5"/>
          <table:table-cell table:number-columns-repeated="2" table:style-name="ce5" office:value-type="percentage" office:value="1" calcext:value-type="percentage">
            <text:p>100,00%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7] Mikolov_2013_Distributed_representations_of_words_and_phrases_and_their_compositionality.pdf</text:p>
          </table:table-cell>
          <table:table-cell table:style-name="ce5"/>
          <table:table-cell table:number-columns-repeated="2" table:style-name="ce5" office:value-type="percentage" office:value="1" calcext:value-type="percentage">
            <text:p>100,00%</text:p>
          </table:table-cell>
          <table:table-cell table:style-name="ce5"/>
          <table:table-cell table:number-columns-repeated="2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8] Torres-Moreno_2012_Artex_is_another_text_summarizer.pdf</text:p>
          </table:table-cell>
          <table:table-cell table:style-name="ce5"/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Manque Artex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9] Vanderwende_2007_Beyond_SumBasic.pdf</text:p>
          </table:table-cell>
          <table:table-cell table:style-name="ce5"/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Phrase du dessus en trop</text:p>
          </table:table-cell>
          <table:table-cell table:style-name="ce5"/>
          <table:table-cell table:number-columns-repeated="3"/>
          <table:table-cell table:style-name="ce5" table:number-columns-repeated="2"/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/00/0000</text:date>, <text:time style:data-style-name="N2" text:time-value="17:03:13.000513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5M</meta:editing-duration>
    <meta:editing-cycles>78</meta:editing-cycles>
    <meta:generator>LibreOffice/5.1.6.2$Linux_X86_64 LibreOffice_project/10m0$Build-2</meta:generator>
    <dc:date>2019-12-09T17:04:13.378660535</dc:date>
    <dc:creator>yanis labrak</dc:creator>
    <meta:document-statistic meta:table-count="3" meta:cell-count="154" meta:object-count="0"/>
    <meta:user-defined meta:name="Info 1"/>
    <meta:user-defined meta:name="Info 2"/>
    <meta:user-defined meta:name="Info 3"/>
    <meta:user-defined meta:name="Info 4"/>
  </office:meta>
</office:document-meta>
</file>